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5" calcext:value-type="float">
            <text:p>35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41.5" calcext:value-type="float">
            <text:p>4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25.5" calcext:value-type="float">
            <text:p>25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1:58:23.6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3T11:58:30.606000000</dc:date>
    <meta:editing-cycles>58</meta:editing-cycles>
    <meta:editing-duration>PT4H5M54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